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9a7" officeooo:paragraph-rsid="000ff9a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0ff9a7" officeooo:paragraph-rsid="000ff9a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9a7" officeooo:paragraph-rsid="000ff9a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f9a7" officeooo:paragraph-rsid="00118ae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0ff9a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18ae0" style:font-size-asian="16pt" style:font-weight-asian="normal" style:font-size-complex="16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9a7" officeooo:paragraph-rsid="00118ae0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Restitui</text:span><text:tab/><text:tab/><text:span text:style-name="T2">Renascer Praise</text:span></text:p>
      <text:p text:style-name="P3"><text:span text:style-name="T2"/></text:p>
      <text:p text:style-name="P5">Deus, poderoso, grande rei</text:p>
      <text:p text:style-name="P5">Minha vida está em tuas mãos</text:p>
      <text:p text:style-name="P5">Teu é o poder de refazer</text:p>
      <text:p text:style-name="P5">De devolver o que perdi</text:p>
      <text:p text:style-name="P5">Eu vou profetizar, a espera acabou!</text:p>
      <text:p text:style-name="P5">É hora de viver meu milagre</text:p>
      <text:p text:style-name="P5"/>
      <text:p text:style-name="P5">Não haverá mais lágrimas</text:p>
      <text:p text:style-name="P5">Só maravilha e provisão</text:p>
      <text:p text:style-name="P5">Eu cantarei o som que vem do céu</text:p>
      <text:p text:style-name="P5">Ressurreição eu viverei</text:p>
      <text:p text:style-name="P5"/>
      <text:p text:style-name="P5">Restitui</text:p>
      <text:p text:style-name="P5">Tudo aquilo que foi consumido pela dor</text:p>
      <text:p text:style-name="P5">Traz de volta a alegria dos meus sonhos</text:p>
      <text:p text:style-name="P5">Aba pai, minha salvação.</text:p>
      <text:p text:style-name="P5"/>
      <text:p text:style-name="P5">Restitui</text:p>
      <text:p text:style-name="P5">Não importa minha luta, eu confio em ti</text:p>
      <text:p text:style-name="P5">Deus do impossível, Deus da minha vida</text:p>
      <text:p text:style-name="P5">Sim, tu és fiel, e jamais me frustrará</text:p>
      <text:p text:style-name="P5"/>
      <text:p text:style-name="P5">Restitui a minha vida, tu és o Deus poderoso Deus</text:p>
      <text:p text:style-name="P5">Restitui a minha casa, tu és o Deus poderoso Deus</text:p>
      <text:p text:style-name="P5">Restitui minha história, tu és o Deus poderoso Deus</text:p>
      <text:p text:style-name="P5">Restitui os meus sonhos, tu és o Deus poderoso Deus</text:p>
      <text:p text:style-name="P5">Tu és o Deus poderoso grande Rei</text:p>
      <text:p text:style-name="P5"/>
      <text:p text:style-name="P7"><text:span text:style-name="T3">Restitui</text:span><text:tab/><text:tab/><text:span text:style-name="T2">Renascer Praise</text:span></text:p>
      <text:p text:style-name="P4"><text:span text:style-name="T2"/></text:p>
      <text:p text:style-name="P6">Deus, poderoso, grande rei</text:p>
      <text:p text:style-name="P6">Minha vida está em tuas mãos</text:p>
      <text:p text:style-name="P6">Teu é o poder de refazer</text:p>
      <text:p text:style-name="P6">De devolver o que perdi</text:p>
      <text:p text:style-name="P6">Eu vou profetizar, a espera acabou!</text:p>
      <text:p text:style-name="P6">É hora de viver meu milagre</text:p>
      <text:p text:style-name="P6"/>
      <text:p text:style-name="P6">Não haverá mais lágrimas</text:p>
      <text:p text:style-name="P6">Só maravilha e provisão</text:p>
      <text:p text:style-name="P6">Eu cantarei o som que vem do céu</text:p>
      <text:p text:style-name="P6">Ressurreição eu viverei</text:p>
      <text:p text:style-name="P6"/>
      <text:p text:style-name="P6">Restitui</text:p>
      <text:p text:style-name="P6">Tudo aquilo que foi consumido pela dor</text:p>
      <text:p text:style-name="P6">Traz de volta a alegria dos meus sonhos</text:p>
      <text:p text:style-name="P6">Aba pai, minha salvação.</text:p>
      <text:p text:style-name="P6"/>
      <text:p text:style-name="P6">Restitui</text:p>
      <text:p text:style-name="P6">Não importa minha luta, eu confio em ti</text:p>
      <text:p text:style-name="P6">Deus do impossível, Deus da minha vida</text:p>
      <text:p text:style-name="P6">Sim, tu és fiel, e jamais me frustrará</text:p>
      <text:p text:style-name="P6"/>
      <text:p text:style-name="P6">Restitui a minha vida, tu és o Deus poderoso Deus</text:p>
      <text:p text:style-name="P6">Restitui a minha casa, tu és o Deus poderoso Deus</text:p>
      <text:p text:style-name="P6">Restitui minha história, tu és o Deus poderoso Deus</text:p>
      <text:p text:style-name="P6">Restitui os meus sonhos, tu és o Deus poderoso Deus</text:p>
      <text:p text:style-name="P6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6:21:57.495498131</dc:date>
    <meta:editing-cycles>12</meta:editing-cycles>
    <meta:editing-duration>PT17M21S</meta:editing-duration>
    <meta:generator>LibreOffice/5.2.4.2.1$Linux_X86_64 LibreOffice_project/20m0$Build-2</meta:generator>
    <meta:document-statistic meta:table-count="0" meta:image-count="0" meta:object-count="0" meta:page-count="1" meta:paragraph-count="48" meta:word-count="290" meta:character-count="1508" meta:non-whitespace-character-count="1264"/>
  </office:meta>
</office:document-meta>
</file>